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7.208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6382" table:default-cell-style-name="ce2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lue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0]</text:p>
          </table:table-cell>
          <table:table-cell office:value-type="string" table:style-name="ce3">
            <text:p>{[ALTERNATIVE|ALT:Fri:1, ALT:Fri: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]</text:p>
          </table:table-cell>
          <table:table-cell office:value-type="string" table:style-name="ce3">
            <text:p>{[ALTERNATIVE|ALT:Fri:2, ALT:Fri: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]</text:p>
          </table:table-cell>
          <table:table-cell office:value-type="string" table:style-name="ce3">
            <text:p>{[ALTERNATIVE|ALT:Fri:3, ALT:Fri: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]</text:p>
          </table:table-cell>
          <table:table-cell office:value-type="string" table:style-name="ce3">
            <text:p>{[ALTERNATIVE|ALT:Fri:4, ALT:Fri:4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]</text:p>
          </table:table-cell>
          <table:table-cell office:value-type="string" table:style-name="ce3">
            <text:p>{[ALTERNATIVE|ALT:Fri:5, ALT:Fri:5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]</text:p>
          </table:table-cell>
          <table:table-cell office:value-type="string" table:style-name="ce3">
            <text:p>{[ALTERNATIVE|ALT:Mon:1, ALT:Mon: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]</text:p>
          </table:table-cell>
          <table:table-cell office:value-type="string" table:style-name="ce3">
            <text:p>{[ALTERNATIVE|ALT:Mon:2, ALT:Mon: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]</text:p>
          </table:table-cell>
          <table:table-cell office:value-type="string" table:style-name="ce3">
            <text:p>{[ALTERNATIVE|ALT:Mon:3, ALT:Mon: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]</text:p>
          </table:table-cell>
          <table:table-cell office:value-type="string" table:style-name="ce3">
            <text:p>{[ALTERNATIVE|ALT:Mon:4, ALT:Mon:4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]</text:p>
          </table:table-cell>
          <table:table-cell office:value-type="string" table:style-name="ce3">
            <text:p>{[ALTERNATIVE|ALT:Mon:5, ALT:Mon:5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]</text:p>
          </table:table-cell>
          <table:table-cell office:value-type="string" table:style-name="ce3">
            <text:p>{[ALTERNATIVE|ALT:Thu:1, ALT:Thu: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]</text:p>
          </table:table-cell>
          <table:table-cell office:value-type="string" table:style-name="ce3">
            <text:p>{[ALTERNATIVE|ALT:Thu:2, ALT:Thu: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]</text:p>
          </table:table-cell>
          <table:table-cell office:value-type="string" table:style-name="ce3">
            <text:p>{[ALTERNATIVE|ALT:Thu:3, ALT:Thu: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]</text:p>
          </table:table-cell>
          <table:table-cell office:value-type="string" table:style-name="ce3">
            <text:p>{[ALTERNATIVE|ALT:Thu:4, ALT:Thu:4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]</text:p>
          </table:table-cell>
          <table:table-cell office:value-type="string" table:style-name="ce3">
            <text:p>{[ALTERNATIVE|ALT:Thu:5, ALT:Thu:5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]</text:p>
          </table:table-cell>
          <table:table-cell office:value-type="string" table:style-name="ce3">
            <text:p>{[ALTERNATIVE|ALT:Tue:1, ALT:Tue: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]</text:p>
          </table:table-cell>
          <table:table-cell office:value-type="string" table:style-name="ce3">
            <text:p>{[ALTERNATIVE|ALT:Tue:2, ALT:Tue: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]</text:p>
          </table:table-cell>
          <table:table-cell office:value-type="string" table:style-name="ce3">
            <text:p>{[ALTERNATIVE|ALT:Tue:3, ALT:Tue: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]</text:p>
          </table:table-cell>
          <table:table-cell office:value-type="string" table:style-name="ce3">
            <text:p>{[ALTERNATIVE|ALT:Tue:4, ALT:Tue:4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]</text:p>
          </table:table-cell>
          <table:table-cell office:value-type="string" table:style-name="ce3">
            <text:p>{[ALTERNATIVE|ALT:Tue:5, ALT:Tue:5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]</text:p>
          </table:table-cell>
          <table:table-cell office:value-type="string" table:style-name="ce3">
            <text:p>{[ALTERNATIVE|ALT:Wed:1, ALT:Wed: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]</text:p>
          </table:table-cell>
          <table:table-cell office:value-type="string" table:style-name="ce3">
            <text:p>{[ALTERNATIVE|ALT:Wed:2, ALT:Wed: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]</text:p>
          </table:table-cell>
          <table:table-cell office:value-type="string" table:style-name="ce3">
            <text:p>{[ALTERNATIVE|ALT:Wed:3, ALT:Wed: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]</text:p>
          </table:table-cell>
          <table:table-cell office:value-type="string" table:style-name="ce3">
            <text:p>{[ALTERNATIVE|ALT:Wed:4, ALT:Wed:4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]</text:p>
          </table:table-cell>
          <table:table-cell office:value-type="string" table:style-name="ce3">
            <text:p>{[ALTERNATIVE|ALT:Wed:5, ALT:Wed:5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]</text:p>
          </table:table-cell>
          <table:table-cell office:value-type="string" table:style-name="ce3">
            <text:p>{[BANDS|Base bands in Year 10, Base bands in Year 10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]</text:p>
          </table:table-cell>
          <table:table-cell office:value-type="string" table:style-name="ce3">
            <text:p>{[BANDS|Base bands in Year 11, Base bands in Year 1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7]</text:p>
          </table:table-cell>
          <table:table-cell office:value-type="string" table:style-name="ce3">
            <text:p>{[BANDS|Base bands in Year 12, Base bands in Year 1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8]</text:p>
          </table:table-cell>
          <table:table-cell office:value-type="string" table:style-name="ce3">
            <text:p>{[BANDS|Base bands in Year 13, Base bands in Year 1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9]</text:p>
          </table:table-cell>
          <table:table-cell office:value-type="string" table:style-name="ce3">
            <text:p>{[BANDS|Base bands in Year 7, Base bands in Year 7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0]</text:p>
          </table:table-cell>
          <table:table-cell office:value-type="string" table:style-name="ce3">
            <text:p>{[BANDS|Base bands in Year 8, Base bands in Year 8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1]</text:p>
          </table:table-cell>
          <table:table-cell office:value-type="string" table:style-name="ce3">
            <text:p>{[BANDS|Base bands in Year 9, Base bands in Year 9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2]</text:p>
          </table:table-cell>
          <table:table-cell office:value-type="string" table:style-name="ce3">
            <text:p>{[BANDS|Base bands in Year C6, Base bands in Year C6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3]</text:p>
          </table:table-cell>
          <table:table-cell office:value-type="string" table:style-name="ce3">
            <text:p>{[BLOCK|10x English, 10x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4]</text:p>
          </table:table-cell>
          <table:table-cell office:value-type="string" table:style-name="ce3">
            <text:p>{[BLOCK|10x Languages, 10x Language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5]</text:p>
          </table:table-cell>
          <table:table-cell office:value-type="string" table:style-name="ce3">
            <text:p>{[BLOCK|10x Mathematics, 10x Mathematic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6]</text:p>
          </table:table-cell>
          <table:table-cell office:value-type="string" table:style-name="ce3">
            <text:p>{[BLOCK|10x PE, 10x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7]</text:p>
          </table:table-cell>
          <table:table-cell office:value-type="string" table:style-name="ce3">
            <text:p>{[BLOCK|10x Science, 10x Scienc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8]</text:p>
          </table:table-cell>
          <table:table-cell office:value-type="string" table:style-name="ce3">
            <text:p>{[BLOCK|10xy Option A, 10xy Option A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39]</text:p>
          </table:table-cell>
          <table:table-cell office:value-type="string" table:style-name="ce3">
            <text:p>{[BLOCK|10xy Option B, 10xy Option B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0]</text:p>
          </table:table-cell>
          <table:table-cell office:value-type="string" table:style-name="ce3">
            <text:p>{[BLOCK|10xy Option C, 10xy Option 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1]</text:p>
          </table:table-cell>
          <table:table-cell office:value-type="string" table:style-name="ce3">
            <text:p>{[BLOCK|10xy PSE, 10xy PS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2]</text:p>
          </table:table-cell>
          <table:table-cell office:value-type="string" table:style-name="ce3">
            <text:p>{[BLOCK|10y English, 10y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3]</text:p>
          </table:table-cell>
          <table:table-cell office:value-type="string" table:style-name="ce3">
            <text:p>{[BLOCK|10y Languages, 10y Language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4]</text:p>
          </table:table-cell>
          <table:table-cell office:value-type="string" table:style-name="ce3">
            <text:p>{[BLOCK|10y Mathematics, 10y Mathematic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5]</text:p>
          </table:table-cell>
          <table:table-cell office:value-type="string" table:style-name="ce3">
            <text:p>{[BLOCK|10y PE, 10y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6]</text:p>
          </table:table-cell>
          <table:table-cell office:value-type="string" table:style-name="ce3">
            <text:p>{[BLOCK|10y Science, 10y Scienc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7]</text:p>
          </table:table-cell>
          <table:table-cell office:value-type="string" table:style-name="ce3">
            <text:p>{[BLOCK|11x English, 11x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8]</text:p>
          </table:table-cell>
          <table:table-cell office:value-type="string" table:style-name="ce3">
            <text:p>{[BLOCK|11x Languages, 11x Language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49]</text:p>
          </table:table-cell>
          <table:table-cell office:value-type="string" table:style-name="ce3">
            <text:p>{[BLOCK|11x Mathematics, 11x Mathematic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0]</text:p>
          </table:table-cell>
          <table:table-cell office:value-type="string" table:style-name="ce3">
            <text:p>{[BLOCK|11x PE / Re, 11x PE / 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1]</text:p>
          </table:table-cell>
          <table:table-cell office:value-type="string" table:style-name="ce3">
            <text:p>{[BLOCK|11x Science, 11x Scienc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2]</text:p>
          </table:table-cell>
          <table:table-cell office:value-type="string" table:style-name="ce3">
            <text:p>{[BLOCK|11xy Option A, 11xy Option A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3]</text:p>
          </table:table-cell>
          <table:table-cell office:value-type="string" table:style-name="ce3">
            <text:p>{[BLOCK|11xy Option B, 11xy Option B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4]</text:p>
          </table:table-cell>
          <table:table-cell office:value-type="string" table:style-name="ce3">
            <text:p>{[BLOCK|11xy Option C, 11xy Option 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5]</text:p>
          </table:table-cell>
          <table:table-cell office:value-type="string" table:style-name="ce3">
            <text:p>{[BLOCK|11xy PSE, 11xy PS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6]</text:p>
          </table:table-cell>
          <table:table-cell office:value-type="string" table:style-name="ce3">
            <text:p>{[BLOCK|11y English, 11y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7]</text:p>
          </table:table-cell>
          <table:table-cell office:value-type="string" table:style-name="ce3">
            <text:p>{[BLOCK|11y Languages, 11y Language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8]</text:p>
          </table:table-cell>
          <table:table-cell office:value-type="string" table:style-name="ce3">
            <text:p>{[BLOCK|11y Mathematics, 11y Mathematic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59]</text:p>
          </table:table-cell>
          <table:table-cell office:value-type="string" table:style-name="ce3">
            <text:p>{[BLOCK|11y PE / Re, 11y PE / 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0]</text:p>
          </table:table-cell>
          <table:table-cell office:value-type="string" table:style-name="ce3">
            <text:p>{[BLOCK|11y Science, 11y Scienc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1]</text:p>
          </table:table-cell>
          <table:table-cell office:value-type="string" table:style-name="ce3">
            <text:p>{[BLOCK|12a General St, 12a General St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2]</text:p>
          </table:table-cell>
          <table:table-cell office:value-type="string" table:style-name="ce3">
            <text:p>{[BLOCK|12a Option A, 12a Option A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3]</text:p>
          </table:table-cell>
          <table:table-cell office:value-type="string" table:style-name="ce3">
            <text:p>{[BLOCK|12a Option B, 12a Option B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4]</text:p>
          </table:table-cell>
          <table:table-cell office:value-type="string" table:style-name="ce3">
            <text:p>{[BLOCK|12a Option C, 12a Option 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5]</text:p>
          </table:table-cell>
          <table:table-cell office:value-type="string" table:style-name="ce3">
            <text:p>{[BLOCK|12a Option D, 12a Option D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6]</text:p>
          </table:table-cell>
          <table:table-cell office:value-type="string" table:style-name="ce3">
            <text:p>{[BLOCK|12a Retake Maths &amp; English, 12a Retake Maths &amp;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7]</text:p>
          </table:table-cell>
          <table:table-cell office:value-type="string" table:style-name="ce3">
            <text:p>{[BLOCK|13a Option A, 13a Option A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8]</text:p>
          </table:table-cell>
          <table:table-cell office:value-type="string" table:style-name="ce3">
            <text:p>{[BLOCK|13a Option B, 13a Option B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69]</text:p>
          </table:table-cell>
          <table:table-cell office:value-type="string" table:style-name="ce3">
            <text:p>{[BLOCK|13a Option C, 13a Option 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0]</text:p>
          </table:table-cell>
          <table:table-cell office:value-type="string" table:style-name="ce3">
            <text:p>{[BLOCK|13a Option D, 13a Option D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1]</text:p>
          </table:table-cell>
          <table:table-cell office:value-type="string" table:style-name="ce3">
            <text:p>{[BLOCK|13ag Extra St, 13ag Extra St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2]</text:p>
          </table:table-cell>
          <table:table-cell office:value-type="string" table:style-name="ce3">
            <text:p>{[BLOCK|13ag General St, 13ag General St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3]</text:p>
          </table:table-cell>
          <table:table-cell office:value-type="string" table:style-name="ce3">
            <text:p>{[BLOCK|13g Vocational, 13g Vocational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4]</text:p>
          </table:table-cell>
          <table:table-cell office:value-type="string" table:style-name="ce3">
            <text:p>{[BLOCK|13g Vocational Off Site, 13g Vocational Off Sit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5]</text:p>
          </table:table-cell>
          <table:table-cell office:value-type="string" table:style-name="ce3">
            <text:p>{[BLOCK|7x Maths, 7x Math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6]</text:p>
          </table:table-cell>
          <table:table-cell office:value-type="string" table:style-name="ce3">
            <text:p>{[BLOCK|7x PE, 7x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7]</text:p>
          </table:table-cell>
          <table:table-cell office:value-type="string" table:style-name="ce3">
            <text:p>{[BLOCK|7x Technology, 7x Technology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8]</text:p>
          </table:table-cell>
          <table:table-cell office:value-type="string" table:style-name="ce3">
            <text:p>{[BLOCK|7x Tutor groups, 7x Tutor group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79]</text:p>
          </table:table-cell>
          <table:table-cell office:value-type="string" table:style-name="ce3">
            <text:p>{[BLOCK|7xy PSE, 7xy PS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0]</text:p>
          </table:table-cell>
          <table:table-cell office:value-type="string" table:style-name="ce3">
            <text:p>{[BLOCK|7y Maths, 7y Math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1]</text:p>
          </table:table-cell>
          <table:table-cell office:value-type="string" table:style-name="ce3">
            <text:p>{[BLOCK|7y PE, 7y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2]</text:p>
          </table:table-cell>
          <table:table-cell office:value-type="string" table:style-name="ce3">
            <text:p>{[BLOCK|7y Technology, 7y Technology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3]</text:p>
          </table:table-cell>
          <table:table-cell office:value-type="string" table:style-name="ce3">
            <text:p>{[BLOCK|7y Tutor groups, 7y Tutor group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4]</text:p>
          </table:table-cell>
          <table:table-cell office:value-type="string" table:style-name="ce3">
            <text:p>{[BLOCK|8x English, 8x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5]</text:p>
          </table:table-cell>
          <table:table-cell office:value-type="string" table:style-name="ce3">
            <text:p>{[BLOCK|8x Exp Arts, 8x Exp Art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6]</text:p>
          </table:table-cell>
          <table:table-cell office:value-type="string" table:style-name="ce3">
            <text:p>{[BLOCK|8x Maths, 8x Math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7]</text:p>
          </table:table-cell>
          <table:table-cell office:value-type="string" table:style-name="ce3">
            <text:p>{[BLOCK|8x Modern Lang, 8x Modern Lan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8]</text:p>
          </table:table-cell>
          <table:table-cell office:value-type="string" table:style-name="ce3">
            <text:p>{[BLOCK|8x PE, 8x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89]</text:p>
          </table:table-cell>
          <table:table-cell office:value-type="string" table:style-name="ce3">
            <text:p>{[BLOCK|8x Reg Groups, 8x Reg Group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0]</text:p>
          </table:table-cell>
          <table:table-cell office:value-type="string" table:style-name="ce3">
            <text:p>{[BLOCK|8x Technology, 8x Technology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1]</text:p>
          </table:table-cell>
          <table:table-cell office:value-type="string" table:style-name="ce3">
            <text:p>{[BLOCK|8xy PSE, 8xy PS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2]</text:p>
          </table:table-cell>
          <table:table-cell office:value-type="string" table:style-name="ce3">
            <text:p>{[BLOCK|8y English, 8y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3]</text:p>
          </table:table-cell>
          <table:table-cell office:value-type="string" table:style-name="ce3">
            <text:p>{[BLOCK|8y Exp Arts, 8y Exp Art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4]</text:p>
          </table:table-cell>
          <table:table-cell office:value-type="string" table:style-name="ce3">
            <text:p>{[BLOCK|8y Maths, 8y Math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5]</text:p>
          </table:table-cell>
          <table:table-cell office:value-type="string" table:style-name="ce3">
            <text:p>{[BLOCK|8y Modern Lang, 8y Modern Lan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6]</text:p>
          </table:table-cell>
          <table:table-cell office:value-type="string" table:style-name="ce3">
            <text:p>{[BLOCK|8y PE, 8y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7]</text:p>
          </table:table-cell>
          <table:table-cell office:value-type="string" table:style-name="ce3">
            <text:p>{[BLOCK|8y Reg Groups, 8y Reg Group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8]</text:p>
          </table:table-cell>
          <table:table-cell office:value-type="string" table:style-name="ce3">
            <text:p>{[BLOCK|8y Technology, 8y Technology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99]</text:p>
          </table:table-cell>
          <table:table-cell office:value-type="string" table:style-name="ce3">
            <text:p>{[BLOCK|9x Common sets, 9x Common set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0]</text:p>
          </table:table-cell>
          <table:table-cell office:value-type="string" table:style-name="ce3">
            <text:p>{[BLOCK|9x English, 9x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1]</text:p>
          </table:table-cell>
          <table:table-cell office:value-type="string" table:style-name="ce3">
            <text:p>{[BLOCK|9x Exp Arts, 9x Exp Art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2]</text:p>
          </table:table-cell>
          <table:table-cell office:value-type="string" table:style-name="ce3">
            <text:p>{[BLOCK|9x Maths, 9x Math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3]</text:p>
          </table:table-cell>
          <table:table-cell office:value-type="string" table:style-name="ce3">
            <text:p>{[BLOCK|9x PE, 9x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4]</text:p>
          </table:table-cell>
          <table:table-cell office:value-type="string" table:style-name="ce3">
            <text:p>{[BLOCK|9x Science, 9x Scienc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5]</text:p>
          </table:table-cell>
          <table:table-cell office:value-type="string" table:style-name="ce3">
            <text:p>{[BLOCK|9x Technology, 9x Technology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6]</text:p>
          </table:table-cell>
          <table:table-cell office:value-type="string" table:style-name="ce3">
            <text:p>{[BLOCK|9xy PSE, 9xy PS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7]</text:p>
          </table:table-cell>
          <table:table-cell office:value-type="string" table:style-name="ce3">
            <text:p>{[BLOCK|9y Common sets, 9y Common set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8]</text:p>
          </table:table-cell>
          <table:table-cell office:value-type="string" table:style-name="ce3">
            <text:p>{[BLOCK|9y English, 9y English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09]</text:p>
          </table:table-cell>
          <table:table-cell office:value-type="string" table:style-name="ce3">
            <text:p>{[BLOCK|9y Exp Arts, 9y Exp Art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0]</text:p>
          </table:table-cell>
          <table:table-cell office:value-type="string" table:style-name="ce3">
            <text:p>{[BLOCK|9y Maths, 9y Maths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1]</text:p>
          </table:table-cell>
          <table:table-cell office:value-type="string" table:style-name="ce3">
            <text:p>{[BLOCK|9y PE, 9y P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2]</text:p>
          </table:table-cell>
          <table:table-cell office:value-type="string" table:style-name="ce3">
            <text:p>{[BLOCK|9y Science, 9y Scienc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3]</text:p>
          </table:table-cell>
          <table:table-cell office:value-type="string" table:style-name="ce3">
            <text:p>{[BLOCK|9y Technology, 9y Technology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4]</text:p>
          </table:table-cell>
          <table:table-cell office:value-type="string" table:style-name="ce3">
            <text:p>{[BLOCK|C6a Recreation, C6a Recreation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5]</text:p>
          </table:table-cell>
          <table:table-cell office:value-type="string" table:style-name="ce3">
            <text:p>{[CLUSTER|10B/Ar1a, 10B/Ar1a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6]</text:p>
          </table:table-cell>
          <table:table-cell office:value-type="string" table:style-name="ce3">
            <text:p>{[CLUSTER|10B/Pt1, 10B/Pt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7]</text:p>
          </table:table-cell>
          <table:table-cell office:value-type="string" table:style-name="ce3">
            <text:p>{[CLUSTER|10x/Bi1, 10x/Bi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8]</text:p>
          </table:table-cell>
          <table:table-cell office:value-type="string" table:style-name="ce3">
            <text:p>{[CLUSTER|10x/Ch1, 10x/C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19]</text:p>
          </table:table-cell>
          <table:table-cell office:value-type="string" table:style-name="ce3">
            <text:p>{[CLUSTER|10x/Fr1, 10x/Fr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0]</text:p>
          </table:table-cell>
          <table:table-cell office:value-type="string" table:style-name="ce3">
            <text:p>{[CLUSTER|10x/Ge1, 10x/G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1]</text:p>
          </table:table-cell>
          <table:table-cell office:value-type="string" table:style-name="ce3">
            <text:p>{[CLUSTER|10x/Ph1, 10x/P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2]</text:p>
          </table:table-cell>
          <table:table-cell office:value-type="string" table:style-name="ce3">
            <text:p>{[CLUSTER|10x/Sa1, 10x/Sa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3]</text:p>
          </table:table-cell>
          <table:table-cell office:value-type="string" table:style-name="ce3">
            <text:p>{[CLUSTER|10x/Sc1, 10x/Sc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4]</text:p>
          </table:table-cell>
          <table:table-cell office:value-type="string" table:style-name="ce3">
            <text:p>{[CLUSTER|10y/Bi1, 10y/Bi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5]</text:p>
          </table:table-cell>
          <table:table-cell office:value-type="string" table:style-name="ce3">
            <text:p>{[CLUSTER|10y/Ch1, 10y/C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6]</text:p>
          </table:table-cell>
          <table:table-cell office:value-type="string" table:style-name="ce3">
            <text:p>{[CLUSTER|10y/Fr1, 10y/Fr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7]</text:p>
          </table:table-cell>
          <table:table-cell office:value-type="string" table:style-name="ce3">
            <text:p>{[CLUSTER|10y/Ge1, 10y/G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8]</text:p>
          </table:table-cell>
          <table:table-cell office:value-type="string" table:style-name="ce3">
            <text:p>{[CLUSTER|10y/Ph1, 10y/P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29]</text:p>
          </table:table-cell>
          <table:table-cell office:value-type="string" table:style-name="ce3">
            <text:p>{[CLUSTER|10y/Sa1, 10y/Sa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0]</text:p>
          </table:table-cell>
          <table:table-cell office:value-type="string" table:style-name="ce3">
            <text:p>{[CLUSTER|10y/Sc1, 10y/Sc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1]</text:p>
          </table:table-cell>
          <table:table-cell office:value-type="string" table:style-name="ce3">
            <text:p>{[CLUSTER|11x/Bi1, 11x/Bi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2]</text:p>
          </table:table-cell>
          <table:table-cell office:value-type="string" table:style-name="ce3">
            <text:p>{[CLUSTER|11x/Ch1, 11x/C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3]</text:p>
          </table:table-cell>
          <table:table-cell office:value-type="string" table:style-name="ce3">
            <text:p>{[CLUSTER|11x/Pe1, 11x/P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4]</text:p>
          </table:table-cell>
          <table:table-cell office:value-type="string" table:style-name="ce3">
            <text:p>{[CLUSTER|11x/Pe2, 11x/Pe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5]</text:p>
          </table:table-cell>
          <table:table-cell office:value-type="string" table:style-name="ce3">
            <text:p>{[CLUSTER|11x/Pe3, 11x/Pe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6]</text:p>
          </table:table-cell>
          <table:table-cell office:value-type="string" table:style-name="ce3">
            <text:p>{[CLUSTER|11x/Ph1, 11x/P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7]</text:p>
          </table:table-cell>
          <table:table-cell office:value-type="string" table:style-name="ce3">
            <text:p>{[CLUSTER|11x/Re1, 11x/R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8]</text:p>
          </table:table-cell>
          <table:table-cell office:value-type="string" table:style-name="ce3">
            <text:p>{[CLUSTER|11x/Re2, 11x/Re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39]</text:p>
          </table:table-cell>
          <table:table-cell office:value-type="string" table:style-name="ce3">
            <text:p>{[CLUSTER|11x/Re3, 11x/Re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0]</text:p>
          </table:table-cell>
          <table:table-cell office:value-type="string" table:style-name="ce3">
            <text:p>{[CLUSTER|11y/Bi1, 11y/Bi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1]</text:p>
          </table:table-cell>
          <table:table-cell office:value-type="string" table:style-name="ce3">
            <text:p>{[CLUSTER|11y/Ch1, 11y/C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2]</text:p>
          </table:table-cell>
          <table:table-cell office:value-type="string" table:style-name="ce3">
            <text:p>{[CLUSTER|11y/Pe1, 11y/P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3]</text:p>
          </table:table-cell>
          <table:table-cell office:value-type="string" table:style-name="ce3">
            <text:p>{[CLUSTER|11y/Pe2, 11y/Pe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4]</text:p>
          </table:table-cell>
          <table:table-cell office:value-type="string" table:style-name="ce3">
            <text:p>{[CLUSTER|11y/Pe3, 11y/Pe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5]</text:p>
          </table:table-cell>
          <table:table-cell office:value-type="string" table:style-name="ce3">
            <text:p>{[CLUSTER|11y/Ph1, 11y/Ph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6]</text:p>
          </table:table-cell>
          <table:table-cell office:value-type="string" table:style-name="ce3">
            <text:p>{[CLUSTER|11y/Re1, 11y/R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7]</text:p>
          </table:table-cell>
          <table:table-cell office:value-type="string" table:style-name="ce3">
            <text:p>{[CLUSTER|11y/Re2, 11y/Re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8]</text:p>
          </table:table-cell>
          <table:table-cell office:value-type="string" table:style-name="ce3">
            <text:p>{[CLUSTER|11y/Re3, 11y/Re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49]</text:p>
          </table:table-cell>
          <table:table-cell office:value-type="string" table:style-name="ce3">
            <text:p>{[CLUSTER|7A/Ar, 7A/A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0]</text:p>
          </table:table-cell>
          <table:table-cell office:value-type="string" table:style-name="ce3">
            <text:p>{[CLUSTER|7A/En, 7A/En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1]</text:p>
          </table:table-cell>
          <table:table-cell office:value-type="string" table:style-name="ce3">
            <text:p>{[CLUSTER|7A/Fr, 7A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2]</text:p>
          </table:table-cell>
          <table:table-cell office:value-type="string" table:style-name="ce3">
            <text:p>{[CLUSTER|7A/Ge, 7A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3]</text:p>
          </table:table-cell>
          <table:table-cell office:value-type="string" table:style-name="ce3">
            <text:p>{[CLUSTER|7A/Gg, 7A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4]</text:p>
          </table:table-cell>
          <table:table-cell office:value-type="string" table:style-name="ce3">
            <text:p>{[CLUSTER|7A/Hi, 7A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5]</text:p>
          </table:table-cell>
          <table:table-cell office:value-type="string" table:style-name="ce3">
            <text:p>{[CLUSTER|7A/Mu, 7A/Mu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6]</text:p>
          </table:table-cell>
          <table:table-cell office:value-type="string" table:style-name="ce3">
            <text:p>{[CLUSTER|7A/Re, 7A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7]</text:p>
          </table:table-cell>
          <table:table-cell office:value-type="string" table:style-name="ce3">
            <text:p>{[CLUSTER|7A/Sc, 7A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8]</text:p>
          </table:table-cell>
          <table:table-cell office:value-type="string" table:style-name="ce3">
            <text:p>{[CLUSTER|7B/Ar, 7B/A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59]</text:p>
          </table:table-cell>
          <table:table-cell office:value-type="string" table:style-name="ce3">
            <text:p>{[CLUSTER|7B/En, 7B/En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0]</text:p>
          </table:table-cell>
          <table:table-cell office:value-type="string" table:style-name="ce3">
            <text:p>{[CLUSTER|7B/Fr, 7B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1]</text:p>
          </table:table-cell>
          <table:table-cell office:value-type="string" table:style-name="ce3">
            <text:p>{[CLUSTER|7B/Ge, 7B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2]</text:p>
          </table:table-cell>
          <table:table-cell office:value-type="string" table:style-name="ce3">
            <text:p>{[CLUSTER|7B/Gg, 7B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3]</text:p>
          </table:table-cell>
          <table:table-cell office:value-type="string" table:style-name="ce3">
            <text:p>{[CLUSTER|7B/Hi, 7B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4]</text:p>
          </table:table-cell>
          <table:table-cell office:value-type="string" table:style-name="ce3">
            <text:p>{[CLUSTER|7B/Mu, 7B/Mu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5]</text:p>
          </table:table-cell>
          <table:table-cell office:value-type="string" table:style-name="ce3">
            <text:p>{[CLUSTER|7B/Re, 7B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6]</text:p>
          </table:table-cell>
          <table:table-cell office:value-type="string" table:style-name="ce3">
            <text:p>{[CLUSTER|7B/Sc, 7B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7]</text:p>
          </table:table-cell>
          <table:table-cell office:value-type="string" table:style-name="ce3">
            <text:p>{[CLUSTER|7C/Ar, 7C/A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8]</text:p>
          </table:table-cell>
          <table:table-cell office:value-type="string" table:style-name="ce3">
            <text:p>{[CLUSTER|7C/En, 7C/En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69]</text:p>
          </table:table-cell>
          <table:table-cell office:value-type="string" table:style-name="ce3">
            <text:p>{[CLUSTER|7C/Fr, 7C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0]</text:p>
          </table:table-cell>
          <table:table-cell office:value-type="string" table:style-name="ce3">
            <text:p>{[CLUSTER|7C/Ge, 7C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1]</text:p>
          </table:table-cell>
          <table:table-cell office:value-type="string" table:style-name="ce3">
            <text:p>{[CLUSTER|7C/Gg, 7C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2]</text:p>
          </table:table-cell>
          <table:table-cell office:value-type="string" table:style-name="ce3">
            <text:p>{[CLUSTER|7C/Hi, 7C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3]</text:p>
          </table:table-cell>
          <table:table-cell office:value-type="string" table:style-name="ce3">
            <text:p>{[CLUSTER|7C/Mu, 7C/Mu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4]</text:p>
          </table:table-cell>
          <table:table-cell office:value-type="string" table:style-name="ce3">
            <text:p>{[CLUSTER|7C/Re, 7C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5]</text:p>
          </table:table-cell>
          <table:table-cell office:value-type="string" table:style-name="ce3">
            <text:p>{[CLUSTER|7C/Sc, 7C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6]</text:p>
          </table:table-cell>
          <table:table-cell office:value-type="string" table:style-name="ce3">
            <text:p>{[CLUSTER|7D/Ar, 7D/A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7]</text:p>
          </table:table-cell>
          <table:table-cell office:value-type="string" table:style-name="ce3">
            <text:p>{[CLUSTER|7D/En, 7D/En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8]</text:p>
          </table:table-cell>
          <table:table-cell office:value-type="string" table:style-name="ce3">
            <text:p>{[CLUSTER|7D/Fr, 7D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79]</text:p>
          </table:table-cell>
          <table:table-cell office:value-type="string" table:style-name="ce3">
            <text:p>{[CLUSTER|7D/Ge, 7D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0]</text:p>
          </table:table-cell>
          <table:table-cell office:value-type="string" table:style-name="ce3">
            <text:p>{[CLUSTER|7D/Gg, 7D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1]</text:p>
          </table:table-cell>
          <table:table-cell office:value-type="string" table:style-name="ce3">
            <text:p>{[CLUSTER|7D/Hi, 7D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2]</text:p>
          </table:table-cell>
          <table:table-cell office:value-type="string" table:style-name="ce3">
            <text:p>{[CLUSTER|7D/Mu, 7D/Mu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3]</text:p>
          </table:table-cell>
          <table:table-cell office:value-type="string" table:style-name="ce3">
            <text:p>{[CLUSTER|7D/Re, 7D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4]</text:p>
          </table:table-cell>
          <table:table-cell office:value-type="string" table:style-name="ce3">
            <text:p>{[CLUSTER|7D/Sc, 7D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5]</text:p>
          </table:table-cell>
          <table:table-cell office:value-type="string" table:style-name="ce3">
            <text:p>{[CLUSTER|7E/Ar, 7E/A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6]</text:p>
          </table:table-cell>
          <table:table-cell office:value-type="string" table:style-name="ce3">
            <text:p>{[CLUSTER|7E/En, 7E/En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7]</text:p>
          </table:table-cell>
          <table:table-cell office:value-type="string" table:style-name="ce3">
            <text:p>{[CLUSTER|7E/Fr, 7E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8]</text:p>
          </table:table-cell>
          <table:table-cell office:value-type="string" table:style-name="ce3">
            <text:p>{[CLUSTER|7E/Ge, 7E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89]</text:p>
          </table:table-cell>
          <table:table-cell office:value-type="string" table:style-name="ce3">
            <text:p>{[CLUSTER|7E/Gg, 7E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0]</text:p>
          </table:table-cell>
          <table:table-cell office:value-type="string" table:style-name="ce3">
            <text:p>{[CLUSTER|7E/Hi, 7E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1]</text:p>
          </table:table-cell>
          <table:table-cell office:value-type="string" table:style-name="ce3">
            <text:p>{[CLUSTER|7E/Mu, 7E/Mu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2]</text:p>
          </table:table-cell>
          <table:table-cell office:value-type="string" table:style-name="ce3">
            <text:p>{[CLUSTER|7E/Re, 7E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3]</text:p>
          </table:table-cell>
          <table:table-cell office:value-type="string" table:style-name="ce3">
            <text:p>{[CLUSTER|7E/Sc, 7E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4]</text:p>
          </table:table-cell>
          <table:table-cell office:value-type="string" table:style-name="ce3">
            <text:p>{[CLUSTER|7F/Ar, 7F/A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5]</text:p>
          </table:table-cell>
          <table:table-cell office:value-type="string" table:style-name="ce3">
            <text:p>{[CLUSTER|7F/En, 7F/En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6]</text:p>
          </table:table-cell>
          <table:table-cell office:value-type="string" table:style-name="ce3">
            <text:p>{[CLUSTER|7F/Fr, 7F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7]</text:p>
          </table:table-cell>
          <table:table-cell office:value-type="string" table:style-name="ce3">
            <text:p>{[CLUSTER|7F/Ge, 7F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8]</text:p>
          </table:table-cell>
          <table:table-cell office:value-type="string" table:style-name="ce3">
            <text:p>{[CLUSTER|7F/Gg, 7F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199]</text:p>
          </table:table-cell>
          <table:table-cell office:value-type="string" table:style-name="ce3">
            <text:p>{[CLUSTER|7F/Hi, 7F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0]</text:p>
          </table:table-cell>
          <table:table-cell office:value-type="string" table:style-name="ce3">
            <text:p>{[CLUSTER|7F/Mu, 7F/Mu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1]</text:p>
          </table:table-cell>
          <table:table-cell office:value-type="string" table:style-name="ce3">
            <text:p>{[CLUSTER|7F/Re, 7F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2]</text:p>
          </table:table-cell>
          <table:table-cell office:value-type="string" table:style-name="ce3">
            <text:p>{[CLUSTER|7F/Sc, 7F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3]</text:p>
          </table:table-cell>
          <table:table-cell office:value-type="string" table:style-name="ce3">
            <text:p>{[CLUSTER|8A/Gg, 8A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4]</text:p>
          </table:table-cell>
          <table:table-cell office:value-type="string" table:style-name="ce3">
            <text:p>{[CLUSTER|8A/Hi, 8A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5]</text:p>
          </table:table-cell>
          <table:table-cell office:value-type="string" table:style-name="ce3">
            <text:p>{[CLUSTER|8A/Re, 8A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6]</text:p>
          </table:table-cell>
          <table:table-cell office:value-type="string" table:style-name="ce3">
            <text:p>{[CLUSTER|8A/Sc, 8A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7]</text:p>
          </table:table-cell>
          <table:table-cell office:value-type="string" table:style-name="ce3">
            <text:p>{[CLUSTER|8B/Gg, 8B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8]</text:p>
          </table:table-cell>
          <table:table-cell office:value-type="string" table:style-name="ce3">
            <text:p>{[CLUSTER|8B/Hi, 8B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09]</text:p>
          </table:table-cell>
          <table:table-cell office:value-type="string" table:style-name="ce3">
            <text:p>{[CLUSTER|8B/Re, 8B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0]</text:p>
          </table:table-cell>
          <table:table-cell office:value-type="string" table:style-name="ce3">
            <text:p>{[CLUSTER|8B/Sc, 8B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1]</text:p>
          </table:table-cell>
          <table:table-cell office:value-type="string" table:style-name="ce3">
            <text:p>{[CLUSTER|8C/Gg, 8C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2]</text:p>
          </table:table-cell>
          <table:table-cell office:value-type="string" table:style-name="ce3">
            <text:p>{[CLUSTER|8C/Hi, 8C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3]</text:p>
          </table:table-cell>
          <table:table-cell office:value-type="string" table:style-name="ce3">
            <text:p>{[CLUSTER|8C/Re, 8C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4]</text:p>
          </table:table-cell>
          <table:table-cell office:value-type="string" table:style-name="ce3">
            <text:p>{[CLUSTER|8C/Sc, 8C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5]</text:p>
          </table:table-cell>
          <table:table-cell office:value-type="string" table:style-name="ce3">
            <text:p>{[CLUSTER|8D/Gg, 8D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6]</text:p>
          </table:table-cell>
          <table:table-cell office:value-type="string" table:style-name="ce3">
            <text:p>{[CLUSTER|8D/Hi, 8D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7]</text:p>
          </table:table-cell>
          <table:table-cell office:value-type="string" table:style-name="ce3">
            <text:p>{[CLUSTER|8D/Re, 8D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8]</text:p>
          </table:table-cell>
          <table:table-cell office:value-type="string" table:style-name="ce3">
            <text:p>{[CLUSTER|8D/Sc, 8D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19]</text:p>
          </table:table-cell>
          <table:table-cell office:value-type="string" table:style-name="ce3">
            <text:p>{[CLUSTER|8E/Gg, 8E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0]</text:p>
          </table:table-cell>
          <table:table-cell office:value-type="string" table:style-name="ce3">
            <text:p>{[CLUSTER|8E/Hi, 8E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1]</text:p>
          </table:table-cell>
          <table:table-cell office:value-type="string" table:style-name="ce3">
            <text:p>{[CLUSTER|8E/Re, 8E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2]</text:p>
          </table:table-cell>
          <table:table-cell office:value-type="string" table:style-name="ce3">
            <text:p>{[CLUSTER|8E/Sc, 8E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3]</text:p>
          </table:table-cell>
          <table:table-cell office:value-type="string" table:style-name="ce3">
            <text:p>{[CLUSTER|8F/Gg, 8F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4]</text:p>
          </table:table-cell>
          <table:table-cell office:value-type="string" table:style-name="ce3">
            <text:p>{[CLUSTER|8F/Hi, 8F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5]</text:p>
          </table:table-cell>
          <table:table-cell office:value-type="string" table:style-name="ce3">
            <text:p>{[CLUSTER|8F/Re, 8F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6]</text:p>
          </table:table-cell>
          <table:table-cell office:value-type="string" table:style-name="ce3">
            <text:p>{[CLUSTER|8F/Sc, 8F/Sc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7]</text:p>
          </table:table-cell>
          <table:table-cell office:value-type="string" table:style-name="ce3">
            <text:p>{[CLUSTER|8x/Fr1, 8x/Fr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8]</text:p>
          </table:table-cell>
          <table:table-cell office:value-type="string" table:style-name="ce3">
            <text:p>{[CLUSTER|8x/Fr2, 8x/Fr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29]</text:p>
          </table:table-cell>
          <table:table-cell office:value-type="string" table:style-name="ce3">
            <text:p>{[CLUSTER|8x/Fr3, 8x/Fr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0]</text:p>
          </table:table-cell>
          <table:table-cell office:value-type="string" table:style-name="ce3">
            <text:p>{[CLUSTER|8x/Ge1, 8x/G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1]</text:p>
          </table:table-cell>
          <table:table-cell office:value-type="string" table:style-name="ce3">
            <text:p>{[CLUSTER|8x/Ge2, 8x/Ge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2]</text:p>
          </table:table-cell>
          <table:table-cell office:value-type="string" table:style-name="ce3">
            <text:p>{[CLUSTER|8x/Ge3, 8x/Ge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3]</text:p>
          </table:table-cell>
          <table:table-cell office:value-type="string" table:style-name="ce3">
            <text:p>{[CLUSTER|8y/Fr1, 8y/Fr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4]</text:p>
          </table:table-cell>
          <table:table-cell office:value-type="string" table:style-name="ce3">
            <text:p>{[CLUSTER|8y/Fr2, 8y/Fr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5]</text:p>
          </table:table-cell>
          <table:table-cell office:value-type="string" table:style-name="ce3">
            <text:p>{[CLUSTER|8y/Fr3, 8y/Fr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6]</text:p>
          </table:table-cell>
          <table:table-cell office:value-type="string" table:style-name="ce3">
            <text:p>{[CLUSTER|8y/Ge1, 8y/Ge1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7]</text:p>
          </table:table-cell>
          <table:table-cell office:value-type="string" table:style-name="ce3">
            <text:p>{[CLUSTER|8y/Ge2, 8y/Ge2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8]</text:p>
          </table:table-cell>
          <table:table-cell office:value-type="string" table:style-name="ce3">
            <text:p>{[CLUSTER|8y/Ge3, 8y/Ge3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39]</text:p>
          </table:table-cell>
          <table:table-cell office:value-type="string" table:style-name="ce3">
            <text:p>{[CLUSTER|8y/Ma3a, 8y/Ma3a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0]</text:p>
          </table:table-cell>
          <table:table-cell office:value-type="string" table:style-name="ce3">
            <text:p>{[CLUSTER|8y/Ma3b, 8y/Ma3b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1]</text:p>
          </table:table-cell>
          <table:table-cell office:value-type="string" table:style-name="ce3">
            <text:p>{[CLUSTER|9X1/Fr, 9X1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2]</text:p>
          </table:table-cell>
          <table:table-cell office:value-type="string" table:style-name="ce3">
            <text:p>{[CLUSTER|9X1/Ge, 9X1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3]</text:p>
          </table:table-cell>
          <table:table-cell office:value-type="string" table:style-name="ce3">
            <text:p>{[CLUSTER|9X1/Gg, 9X1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4]</text:p>
          </table:table-cell>
          <table:table-cell office:value-type="string" table:style-name="ce3">
            <text:p>{[CLUSTER|9X1/Hi, 9X1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5]</text:p>
          </table:table-cell>
          <table:table-cell office:value-type="string" table:style-name="ce3">
            <text:p>{[CLUSTER|9X1/Re, 9X1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6]</text:p>
          </table:table-cell>
          <table:table-cell office:value-type="string" table:style-name="ce3">
            <text:p>{[CLUSTER|9X2/Fr, 9X2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7]</text:p>
          </table:table-cell>
          <table:table-cell office:value-type="string" table:style-name="ce3">
            <text:p>{[CLUSTER|9X2/Ge, 9X2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8]</text:p>
          </table:table-cell>
          <table:table-cell office:value-type="string" table:style-name="ce3">
            <text:p>{[CLUSTER|9X2/Gg, 9X2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49]</text:p>
          </table:table-cell>
          <table:table-cell office:value-type="string" table:style-name="ce3">
            <text:p>{[CLUSTER|9X2/Hi, 9X2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0]</text:p>
          </table:table-cell>
          <table:table-cell office:value-type="string" table:style-name="ce3">
            <text:p>{[CLUSTER|9X2/Re, 9X2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1]</text:p>
          </table:table-cell>
          <table:table-cell office:value-type="string" table:style-name="ce3">
            <text:p>{[CLUSTER|9X3/Fr, 9X3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2]</text:p>
          </table:table-cell>
          <table:table-cell office:value-type="string" table:style-name="ce3">
            <text:p>{[CLUSTER|9X3/Ge, 9X3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3]</text:p>
          </table:table-cell>
          <table:table-cell office:value-type="string" table:style-name="ce3">
            <text:p>{[CLUSTER|9X3/Gg, 9X3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4]</text:p>
          </table:table-cell>
          <table:table-cell office:value-type="string" table:style-name="ce3">
            <text:p>{[CLUSTER|9X3/Hi, 9X3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5]</text:p>
          </table:table-cell>
          <table:table-cell office:value-type="string" table:style-name="ce3">
            <text:p>{[CLUSTER|9X3/Re, 9X3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6]</text:p>
          </table:table-cell>
          <table:table-cell office:value-type="string" table:style-name="ce3">
            <text:p>{[CLUSTER|9Y1/Fr, 9Y1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7]</text:p>
          </table:table-cell>
          <table:table-cell office:value-type="string" table:style-name="ce3">
            <text:p>{[CLUSTER|9Y1/Ge, 9Y1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8]</text:p>
          </table:table-cell>
          <table:table-cell office:value-type="string" table:style-name="ce3">
            <text:p>{[CLUSTER|9Y1/Gg, 9Y1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59]</text:p>
          </table:table-cell>
          <table:table-cell office:value-type="string" table:style-name="ce3">
            <text:p>{[CLUSTER|9Y1/Hi, 9Y1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0]</text:p>
          </table:table-cell>
          <table:table-cell office:value-type="string" table:style-name="ce3">
            <text:p>{[CLUSTER|9Y1/Re, 9Y1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1]</text:p>
          </table:table-cell>
          <table:table-cell office:value-type="string" table:style-name="ce3">
            <text:p>{[CLUSTER|9Y2/Fr, 9Y2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2]</text:p>
          </table:table-cell>
          <table:table-cell office:value-type="string" table:style-name="ce3">
            <text:p>{[CLUSTER|9Y2/Ge, 9Y2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3]</text:p>
          </table:table-cell>
          <table:table-cell office:value-type="string" table:style-name="ce3">
            <text:p>{[CLUSTER|9Y2/Gg, 9Y2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4]</text:p>
          </table:table-cell>
          <table:table-cell office:value-type="string" table:style-name="ce3">
            <text:p>{[CLUSTER|9Y2/Hi, 9Y2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5]</text:p>
          </table:table-cell>
          <table:table-cell office:value-type="string" table:style-name="ce3">
            <text:p>{[CLUSTER|9Y2/Re, 9Y2/R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6]</text:p>
          </table:table-cell>
          <table:table-cell office:value-type="string" table:style-name="ce3">
            <text:p>{[CLUSTER|9Y3/Fr, 9Y3/Fr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7]</text:p>
          </table:table-cell>
          <table:table-cell office:value-type="string" table:style-name="ce3">
            <text:p>{[CLUSTER|9Y3/Ge, 9Y3/Ge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8]</text:p>
          </table:table-cell>
          <table:table-cell office:value-type="string" table:style-name="ce3">
            <text:p>{[CLUSTER|9Y3/Gg, 9Y3/Gg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69]</text:p>
          </table:table-cell>
          <table:table-cell office:value-type="string" table:style-name="ce3">
            <text:p>{[CLUSTER|9Y3/Hi, 9Y3/Hi]}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[270]</text:p>
          </table:table-cell>
          <table:table-cell office:value-type="string" table:style-name="ce3">
            <text:p>{[CLUSTER|9Y3/Re, 9Y3/Re]}</text:p>
          </table:table-cell>
          <table:table-cell table:number-columns-repeated="16382" table:style-name="ce2"/>
        </table:table-row>
        <table:table-row table:number-rows-repeated="10483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Dang Dang</meta:initial-creator>
    <dc:creator>Dang Dang</dc:creator>
    <meta:creation-date>2019-06-03T06:47:28Z</meta:creation-date>
    <dc:date>2019-06-03T06:53:31Z</dc:date>
  </office:meta>
</office:document-meta>
</file>